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Dgw_Electric</text:p>
          </table:table-cell>
          <table:table-cell office:value-type="string" calcext:value-type="string">
            <text:p>Dgw_Diesel</text:p>
          </table:table-cell>
          <table:table-cell office:value-type="string" calcext:value-type="string">
            <text:p>Dgw_Manual</text:p>
          </table:table-cell>
          <table:table-cell office:value-type="string" calcext:value-type="string">
            <text:p>Dgw_Others</text:p>
          </table:table-cell>
          <table:table-cell office:value-type="string" calcext:value-type="string">
            <text:p>Dgw_Total</text:p>
          </table:table-cell>
          <table:table-cell office:value-type="string" calcext:value-type="string">
            <text:p>Stw_Electric</text:p>
          </table:table-cell>
          <table:table-cell office:value-type="string" calcext:value-type="string">
            <text:p>Stw_Diesel</text:p>
          </table:table-cell>
          <table:table-cell office:value-type="string" calcext:value-type="string">
            <text:p>Stw_Manual</text:p>
          </table:table-cell>
          <table:table-cell office:value-type="string" calcext:value-type="string">
            <text:p>Stw_Others</text:p>
          </table:table-cell>
          <table:table-cell office:value-type="string" calcext:value-type="string">
            <text:p>Stw_Total</text:p>
          </table:table-cell>
          <table:table-cell office:value-type="string" calcext:value-type="string">
            <text:p>Dtw_Electric</text:p>
          </table:table-cell>
          <table:table-cell office:value-type="string" calcext:value-type="string">
            <text:p>Dtw_Diesel</text:p>
          </table:table-cell>
          <table:table-cell office:value-type="string" calcext:value-type="string">
            <text:p>Dtw_Manual</text:p>
          </table:table-cell>
          <table:table-cell office:value-type="string" calcext:value-type="string">
            <text:p>Dtw_Others</text:p>
          </table:table-cell>
          <table:table-cell office:value-type="string" calcext:value-type="string">
            <text:p>Dtw_Total</text:p>
          </table:table-cell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float" office:value="980492" calcext:value-type="float">
            <text:p>980492</text:p>
          </table:table-cell>
          <table:table-cell office:value-type="float" office:value="130834" calcext:value-type="float">
            <text:p>130834</text:p>
          </table:table-cell>
          <table:table-cell table:number-columns-repeated="2"/>
          <table:table-cell table:formula="of:=SUM([.B2:.E2])" office:value-type="float" office:value="1111326" calcext:value-type="float">
            <text:p>1111326</text:p>
          </table:table-cell>
          <table:table-cell office:value-type="float" office:value="296234" calcext:value-type="float">
            <text:p>296234</text:p>
          </table:table-cell>
          <table:table-cell office:value-type="float" office:value="18270" calcext:value-type="float">
            <text:p>18270</text:p>
          </table:table-cell>
          <table:table-cell table:number-columns-repeated="2"/>
          <table:table-cell table:formula="of:=SUM([.G2:.J2])" office:value-type="float" office:value="314504" calcext:value-type="float">
            <text:p>314504</text:p>
          </table:table-cell>
          <table:table-cell office:value-type="float" office:value="31216" calcext:value-type="float">
            <text:p>312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L2:.O2])" office:value-type="float" office:value="31216" calcext:value-type="float">
            <text:p>31216</text:p>
          </table:table-cell>
        </table:table-row>
        <table:table-row table:style-name="ro1">
          <table:table-cell office:value-type="string" calcext:value-type="string">
            <text:p>Arunachal Prades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SUM([.B3:.E3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SUM([.G3:.J3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SUM([.L3:.O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am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formula="of:=SUM([.B4:.E4])" office:value-type="float" office:value="28" calcext:value-type="float">
            <text:p>28</text:p>
          </table:table-cell>
          <table:table-cell office:value-type="float" office:value="410" calcext:value-type="float">
            <text:p>410</text:p>
          </table:table-cell>
          <table:table-cell office:value-type="float" office:value="26657" calcext:value-type="float">
            <text:p>26657</text:p>
          </table:table-cell>
          <table:table-cell table:number-columns-repeated="2"/>
          <table:table-cell table:formula="of:=SUM([.G4:.J4])" office:value-type="float" office:value="27067" calcext:value-type="float">
            <text:p>27067</text:p>
          </table:table-cell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L4:.O4])"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Bihar</text:p>
          </table:table-cell>
          <table:table-cell office:value-type="float" office:value="17660" calcext:value-type="float">
            <text:p>17660</text:p>
          </table:table-cell>
          <table:table-cell office:value-type="float" office:value="148265" calcext:value-type="float">
            <text:p>148265</text:p>
          </table:table-cell>
          <table:table-cell table:number-columns-repeated="2"/>
          <table:table-cell table:formula="of:=SUM([.B5:.E5])" office:value-type="float" office:value="165925" calcext:value-type="float">
            <text:p>165925</text:p>
          </table:table-cell>
          <table:table-cell office:value-type="float" office:value="35415" calcext:value-type="float">
            <text:p>35415</text:p>
          </table:table-cell>
          <table:table-cell office:value-type="float" office:value="547404" calcext:value-type="float">
            <text:p>547404</text:p>
          </table:table-cell>
          <table:table-cell table:number-columns-repeated="2"/>
          <table:table-cell table:formula="of:=SUM([.G5:.J5])" office:value-type="float" office:value="582819" calcext:value-type="float">
            <text:p>582819</text:p>
          </table:table-cell>
          <table:table-cell office:value-type="float" office:value="6440" calcext:value-type="float">
            <text:p>644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L5:.O5])" office:value-type="float" office:value="6440" calcext:value-type="float">
            <text:p>6440</text:p>
          </table:table-cell>
        </table:table-row>
        <table:table-row table:style-name="ro1">
          <table:table-cell office:value-type="string" calcext:value-type="string">
            <text:p>Chhattisgarh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oa</text:p>
          </table:table-cell>
          <table:table-cell office:value-type="float" office:value="2399" calcext:value-type="float">
            <text:p>2399</text:p>
          </table:table-cell>
          <table:table-cell office:value-type="float" office:value="275" calcext:value-type="float">
            <text:p>275</text:p>
          </table:table-cell>
          <table:table-cell table:number-columns-repeated="2"/>
          <table:table-cell table:formula="of:=SUM([.B7:.E7])" office:value-type="float" office:value="2674" calcext:value-type="float">
            <text:p>267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7:.J7])"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L7:.O7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Gujarat</text:p>
          </table:table-cell>
          <table:table-cell table:number-columns-repeated="4"/>
          <table:table-cell table:formula="of:=SUM([.B8:.E8])" office:value-type="float" office:value="0" calcext:value-type="float">
            <text:p>0</text:p>
          </table:table-cell>
          <table:table-cell table:number-columns-repeated="4"/>
          <table:table-cell table:formula="of:=SUM([.G8:.J8])" office:value-type="float" office:value="0" calcext:value-type="float">
            <text:p>0</text:p>
          </table:table-cell>
          <table:table-cell table:number-columns-repeated="4"/>
          <table:table-cell table:formula="of:=SUM([.L8:.O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ryana</text:p>
          </table:table-cell>
          <table:table-cell office:value-type="float" office:value="19697" calcext:value-type="float">
            <text:p>19697</text:p>
          </table:table-cell>
          <table:table-cell office:value-type="float" office:value="6448" calcext:value-type="float">
            <text:p>6448</text:p>
          </table:table-cell>
          <table:table-cell table:number-columns-repeated="2"/>
          <table:table-cell table:formula="of:=SUM([.B9:.E9])" office:value-type="float" office:value="26145" calcext:value-type="float">
            <text:p>26145</text:p>
          </table:table-cell>
          <table:table-cell office:value-type="float" office:value="341437" calcext:value-type="float">
            <text:p>341437</text:p>
          </table:table-cell>
          <table:table-cell office:value-type="float" office:value="148206" calcext:value-type="float">
            <text:p>148206</text:p>
          </table:table-cell>
          <table:table-cell table:number-columns-repeated="2"/>
          <table:table-cell table:formula="of:=SUM([.G9:.J9])" office:value-type="float" office:value="489643" calcext:value-type="float">
            <text:p>489643</text:p>
          </table:table-cell>
          <table:table-cell office:value-type="float" office:value="6414" calcext:value-type="float">
            <text:p>641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L9:.O9])" office:value-type="float" office:value="6414" calcext:value-type="float">
            <text:p>6414</text:p>
          </table:table-cell>
        </table:table-row>
        <table:table-row table:style-name="ro1">
          <table:table-cell office:value-type="string" calcext:value-type="string">
            <text:p>Himachal Pradesh</text:p>
          </table:table-cell>
          <table:table-cell office:value-type="float" office:value="1086" calcext:value-type="float">
            <text:p>1086</text:p>
          </table:table-cell>
          <table:table-cell office:value-type="float" office:value="324" calcext:value-type="float">
            <text:p>324</text:p>
          </table:table-cell>
          <table:table-cell table:number-columns-repeated="2"/>
          <table:table-cell table:formula="of:=SUM([.B10:.E10])" office:value-type="float" office:value="1410" calcext:value-type="float">
            <text:p>1410</text:p>
          </table:table-cell>
          <table:table-cell office:value-type="float" office:value="945" calcext:value-type="float">
            <text:p>945</text:p>
          </table:table-cell>
          <table:table-cell office:value-type="float" office:value="661" calcext:value-type="float">
            <text:p>661</text:p>
          </table:table-cell>
          <table:table-cell table:number-columns-repeated="2"/>
          <table:table-cell table:formula="of:=SUM([.G10:.J10])" office:value-type="float" office:value="1606" calcext:value-type="float">
            <text:p>1606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L10:.O10])"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Jammu &amp; Kashmir</text:p>
          </table:table-cell>
          <table:table-cell office:value-type="float" office:value="283" calcext:value-type="float">
            <text:p>283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table:formula="of:=SUM([.B11:.E11])" office:value-type="float" office:value="370" calcext:value-type="float">
            <text:p>370</text:p>
          </table:table-cell>
          <table:table-cell office:value-type="float" office:value="1164" calcext:value-type="float">
            <text:p>1164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table:formula="of:=SUM([.G11:.J11])" office:value-type="float" office:value="1313" calcext:value-type="float">
            <text:p>1313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L11:.O11])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Jharkhand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arnataka</text:p>
          </table:table-cell>
          <table:table-cell table:number-columns-repeated="4"/>
          <table:table-cell table:formula="of:=SUM([.B13:.E13])" office:value-type="float" office:value="0" calcext:value-type="float">
            <text:p>0</text:p>
          </table:table-cell>
          <table:table-cell table:number-columns-repeated="4"/>
          <table:table-cell table:formula="of:=SUM([.G13:.J13])" office:value-type="float" office:value="0" calcext:value-type="float">
            <text:p>0</text:p>
          </table:table-cell>
          <table:table-cell table:number-columns-repeated="4"/>
          <table:table-cell table:formula="of:=SUM([.L13:.O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rala</text:p>
          </table:table-cell>
          <table:table-cell office:value-type="float" office:value="79405" calcext:value-type="float">
            <text:p>79405</text:p>
          </table:table-cell>
          <table:table-cell office:value-type="float" office:value="14784" calcext:value-type="float">
            <text:p>14784</text:p>
          </table:table-cell>
          <table:table-cell table:number-columns-repeated="2"/>
          <table:table-cell table:formula="of:=SUM([.B14:.E14])" office:value-type="float" office:value="94189" calcext:value-type="float">
            <text:p>94189</text:p>
          </table:table-cell>
          <table:table-cell office:value-type="float" office:value="2037" calcext:value-type="float">
            <text:p>2037</text:p>
          </table:table-cell>
          <table:table-cell office:value-type="float" office:value="254" calcext:value-type="float">
            <text:p>254</text:p>
          </table:table-cell>
          <table:table-cell table:number-columns-repeated="2"/>
          <table:table-cell table:formula="of:=SUM([.G14:.J14])" office:value-type="float" office:value="2291" calcext:value-type="float">
            <text:p>2291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L14:.O14])"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920448" calcext:value-type="float">
            <text:p>920448</text:p>
          </table:table-cell>
          <table:table-cell office:value-type="float" office:value="90560" calcext:value-type="float">
            <text:p>90560</text:p>
          </table:table-cell>
          <table:table-cell table:number-columns-repeated="2"/>
          <table:table-cell table:formula="of:=SUM([.B15:.E15])" office:value-type="float" office:value="1011008" calcext:value-type="float">
            <text:p>1011008</text:p>
          </table:table-cell>
          <table:table-cell office:value-type="float" office:value="117830" calcext:value-type="float">
            <text:p>117830</text:p>
          </table:table-cell>
          <table:table-cell office:value-type="float" office:value="2036" calcext:value-type="float">
            <text:p>2036</text:p>
          </table:table-cell>
          <table:table-cell table:number-columns-repeated="2"/>
          <table:table-cell table:formula="of:=SUM([.G15:.J15])" office:value-type="float" office:value="119866" calcext:value-type="float">
            <text:p>119866</text:p>
          </table:table-cell>
          <table:table-cell office:value-type="float" office:value="24451" calcext:value-type="float">
            <text:p>2445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L15:.O15])" office:value-type="float" office:value="24451" calcext:value-type="float">
            <text:p>24451</text:p>
          </table:table-cell>
        </table:table-row>
        <table:table-row table:style-name="ro1">
          <table:table-cell office:value-type="string" calcext:value-type="string">
            <text:p>Maharashtra</text:p>
          </table:table-cell>
          <table:table-cell table:number-columns-repeated="4"/>
          <table:table-cell table:formula="of:=SUM([.B16:.E16])" office:value-type="float" office:value="0" calcext:value-type="float">
            <text:p>0</text:p>
          </table:table-cell>
          <table:table-cell table:number-columns-repeated="4"/>
          <table:table-cell table:formula="of:=SUM([.G16:.J16])" office:value-type="float" office:value="0" calcext:value-type="float">
            <text:p>0</text:p>
          </table:table-cell>
          <table:table-cell table:number-columns-repeated="4"/>
          <table:table-cell table:formula="of:=SUM([.L16:.O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ipu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SUM([.B17:.E1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formula="of:=SUM([.G17:.J17])"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SUM([.L17:.O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ghalay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SUM([.B18:.E1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formula="of:=SUM([.G18:.J18])"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L18:.O18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izora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SUM([.B19:.E19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SUM([.G19:.J19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SUM([.L19:.O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galand</text:p>
          </table:table-cell>
          <table:table-cell office:value-type="float" office:value="15" calcext:value-type="float">
            <text:p>15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table:formula="of:=SUM([.B20:.E20])"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SUM([.G20:.J20])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L20:.O2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rissa</text:p>
          </table:table-cell>
          <table:table-cell office:value-type="float" office:value="15911" calcext:value-type="float">
            <text:p>15911</text:p>
          </table:table-cell>
          <table:table-cell office:value-type="float" office:value="14159" calcext:value-type="float">
            <text:p>14159</text:p>
          </table:table-cell>
          <table:table-cell table:number-columns-repeated="2"/>
          <table:table-cell table:formula="of:=SUM([.B21:.E21])" office:value-type="float" office:value="30070" calcext:value-type="float">
            <text:p>30070</text:p>
          </table:table-cell>
          <table:table-cell office:value-type="float" office:value="9164" calcext:value-type="float">
            <text:p>9164</text:p>
          </table:table-cell>
          <table:table-cell office:value-type="float" office:value="8035" calcext:value-type="float">
            <text:p>8035</text:p>
          </table:table-cell>
          <table:table-cell table:number-columns-repeated="2"/>
          <table:table-cell table:formula="of:=SUM([.G21:.J21])" office:value-type="float" office:value="17199" calcext:value-type="float">
            <text:p>17199</text:p>
          </table:table-cell>
          <table:table-cell office:value-type="float" office:value="2911" calcext:value-type="float">
            <text:p>291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L21:.O21])" office:value-type="float" office:value="2911" calcext:value-type="float">
            <text:p>2911</text:p>
          </table:table-cell>
        </table:table-row>
        <table:table-row table:style-name="ro1">
          <table:table-cell office:value-type="string" calcext:value-type="string">
            <text:p>Punjab</text:p>
          </table:table-cell>
          <table:table-cell office:value-type="float" office:value="7001" calcext:value-type="float">
            <text:p>7001</text:p>
          </table:table-cell>
          <table:table-cell office:value-type="float" office:value="3976" calcext:value-type="float">
            <text:p>3976</text:p>
          </table:table-cell>
          <table:table-cell table:number-columns-repeated="2"/>
          <table:table-cell table:formula="of:=SUM([.B22:.E22])" office:value-type="float" office:value="10977" calcext:value-type="float">
            <text:p>10977</text:p>
          </table:table-cell>
          <table:table-cell office:value-type="float" office:value="580207" calcext:value-type="float">
            <text:p>580207</text:p>
          </table:table-cell>
          <table:table-cell office:value-type="float" office:value="353396" calcext:value-type="float">
            <text:p>353396</text:p>
          </table:table-cell>
          <table:table-cell table:number-columns-repeated="2"/>
          <table:table-cell table:formula="of:=SUM([.G22:.J22])" office:value-type="float" office:value="933603" calcext:value-type="float">
            <text:p>933603</text:p>
          </table:table-cell>
          <table:table-cell office:value-type="float" office:value="2277" calcext:value-type="float">
            <text:p>227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L22:.O22])" office:value-type="float" office:value="2277" calcext:value-type="float">
            <text:p>2277</text:p>
          </table:table-cell>
        </table:table-row>
        <table:table-row table:style-name="ro1">
          <table:table-cell office:value-type="string" calcext:value-type="string">
            <text:p>Rajasthan</text:p>
          </table:table-cell>
          <table:table-cell office:value-type="float" office:value="401688" calcext:value-type="float">
            <text:p>401688</text:p>
          </table:table-cell>
          <table:table-cell office:value-type="float" office:value="421754" calcext:value-type="float">
            <text:p>421754</text:p>
          </table:table-cell>
          <table:table-cell table:number-columns-repeated="2"/>
          <table:table-cell table:formula="of:=SUM([.B23:.E23])" office:value-type="float" office:value="823442" calcext:value-type="float">
            <text:p>823442</text:p>
          </table:table-cell>
          <table:table-cell office:value-type="float" office:value="13600" calcext:value-type="float">
            <text:p>13600</text:p>
          </table:table-cell>
          <table:table-cell office:value-type="float" office:value="48081" calcext:value-type="float">
            <text:p>48081</text:p>
          </table:table-cell>
          <table:table-cell table:number-columns-repeated="2"/>
          <table:table-cell table:formula="of:=SUM([.G23:.J23])" office:value-type="float" office:value="61681" calcext:value-type="float">
            <text:p>61681</text:p>
          </table:table-cell>
          <table:table-cell office:value-type="float" office:value="12550" calcext:value-type="float">
            <text:p>1255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L23:.O23])" office:value-type="float" office:value="12550" calcext:value-type="float">
            <text:p>12550</text:p>
          </table:table-cell>
        </table:table-row>
        <table:table-row table:style-name="ro1">
          <table:table-cell office:value-type="string" calcext:value-type="string">
            <text:p>Sikki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SUM([.B24:.E24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SUM([.G24:.J24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SUM([.L24:.O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mil Nadu</text:p>
          </table:table-cell>
          <table:table-cell table:number-columns-repeated="4"/>
          <table:table-cell table:formula="of:=SUM([.B25:.E25])" office:value-type="float" office:value="0" calcext:value-type="float">
            <text:p>0</text:p>
          </table:table-cell>
          <table:table-cell table:number-columns-repeated="4"/>
          <table:table-cell table:formula="of:=SUM([.G25:.J25])" office:value-type="float" office:value="0" calcext:value-type="float">
            <text:p>0</text:p>
          </table:table-cell>
          <table:table-cell table:number-columns-repeated="4"/>
          <table:table-cell table:formula="of:=SUM([.L25:.O2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ipura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formula="of:=SUM([.B26:.E26])"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26:.J26])" office:value-type="float" office:value="53" calcext:value-type="float">
            <text:p>53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L26:.O26])"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10772" calcext:value-type="float">
            <text:p>10772</text:p>
          </table:table-cell>
          <table:table-cell office:value-type="float" office:value="112013" calcext:value-type="float">
            <text:p>112013</text:p>
          </table:table-cell>
          <table:table-cell table:number-columns-repeated="2"/>
          <table:table-cell table:formula="of:=SUM([.B27:.E27])" office:value-type="float" office:value="122785" calcext:value-type="float">
            <text:p>122785</text:p>
          </table:table-cell>
          <table:table-cell office:value-type="float" office:value="306978" calcext:value-type="float">
            <text:p>306978</text:p>
          </table:table-cell>
          <table:table-cell office:value-type="float" office:value="1624923" calcext:value-type="float">
            <text:p>1624923</text:p>
          </table:table-cell>
          <table:table-cell table:number-columns-repeated="2"/>
          <table:table-cell table:formula="of:=SUM([.G27:.J27])" office:value-type="float" office:value="1931901" calcext:value-type="float">
            <text:p>1931901</text:p>
          </table:table-cell>
          <table:table-cell office:value-type="float" office:value="11625" calcext:value-type="float">
            <text:p>116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L27:.O27])" office:value-type="float" office:value="11625" calcext:value-type="float">
            <text:p>11625</text:p>
          </table:table-cell>
        </table:table-row>
        <table:table-row table:style-name="ro1">
          <table:table-cell office:value-type="string" calcext:value-type="string">
            <text:p>Uttaranchal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float" office:value="1086" calcext:value-type="float">
            <text:p>1086</text:p>
          </table:table-cell>
          <table:table-cell office:value-type="float" office:value="15642" calcext:value-type="float">
            <text:p>15642</text:p>
          </table:table-cell>
          <table:table-cell table:number-columns-repeated="2"/>
          <table:table-cell table:formula="of:=SUM([.B29:.E29])" office:value-type="float" office:value="16728" calcext:value-type="float">
            <text:p>16728</text:p>
          </table:table-cell>
          <table:table-cell office:value-type="float" office:value="63254" calcext:value-type="float">
            <text:p>63254</text:p>
          </table:table-cell>
          <table:table-cell office:value-type="float" office:value="431553" calcext:value-type="float">
            <text:p>431553</text:p>
          </table:table-cell>
          <table:table-cell table:number-columns-repeated="2"/>
          <table:table-cell table:formula="of:=SUM([.G29:.J29])" office:value-type="float" office:value="494807" calcext:value-type="float">
            <text:p>494807</text:p>
          </table:table-cell>
          <table:table-cell office:value-type="float" office:value="4039" calcext:value-type="float">
            <text:p>403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L29:.O29])" office:value-type="float" office:value="4039" calcext:value-type="float">
            <text:p>4039</text:p>
          </table:table-cell>
        </table:table-row>
        <table:table-row table:style-name="ro1">
          <table:table-cell office:value-type="string" calcext:value-type="string">
            <text:p>Andaman &amp; Nicoba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SUM([.B30:.E3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SUM([.G30:.J3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SUM([.L30:.O3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ndigarh</text:p>
          </table:table-cell>
          <table:table-cell table:number-columns-repeated="9" office:value-type="string" calcext:value-type="string">
            <text:p>NA</text:p>
          </table:table-cell>
          <table:table-cell table:formula="of:=SUM([.G31:.J31])" office:value-type="float" office:value="0" calcext:value-type="float">
            <text:p>0</text:p>
          </table:table-cell>
          <table:table-cell table:number-columns-repeated="4" office:value-type="string" calcext:value-type="string">
            <text:p>NA</text:p>
          </table:table-cell>
          <table:table-cell table:formula="of:=SUM([.L31:.O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dra &amp; Nagar Haveli</text:p>
          </table:table-cell>
          <table:table-cell office:value-type="float" office:value="180" calcext:value-type="float">
            <text:p>180</text:p>
          </table:table-cell>
          <table:table-cell office:value-type="float" office:value="233" calcext:value-type="float">
            <text:p>233</text:p>
          </table:table-cell>
          <table:table-cell table:number-columns-repeated="2"/>
          <table:table-cell table:formula="of:=SUM([.B32:.E32])" office:value-type="float" office:value="413" calcext:value-type="float">
            <text:p>4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SUM([.G32:.J32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SUM([.L32:.O3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man &amp; Diu</text:p>
          </table:table-cell>
          <table:table-cell table:number-columns-repeated="9" office:value-type="string" calcext:value-type="string">
            <text:p>NA</text:p>
          </table:table-cell>
          <table:table-cell table:formula="of:=SUM([.G33:.J33])" office:value-type="float" office:value="0" calcext:value-type="float">
            <text:p>0</text:p>
          </table:table-cell>
          <table:table-cell table:number-columns-repeated="4" office:value-type="string" calcext:value-type="string">
            <text:p>NA</text:p>
          </table:table-cell>
          <table:table-cell table:formula="of:=SUM([.L33:.O3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lhi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SUM([.B34:.E34])" office:value-type="float" office:value="0" calcext:value-type="float">
            <text:p>0</text:p>
          </table:table-cell>
          <table:table-cell office:value-type="float" office:value="8245" calcext:value-type="float">
            <text:p>8245</text:p>
          </table:table-cell>
          <table:table-cell office:value-type="float" office:value="754" calcext:value-type="float">
            <text:p>754</text:p>
          </table:table-cell>
          <table:table-cell table:number-columns-repeated="2"/>
          <table:table-cell table:formula="of:=SUM([.G34:.J34])" office:value-type="float" office:value="8999" calcext:value-type="float">
            <text:p>8999</text:p>
          </table:table-cell>
          <table:table-cell office:value-type="float" office:value="691" calcext:value-type="float">
            <text:p>69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L34:.O34])" office:value-type="float" office:value="691" calcext:value-type="float">
            <text:p>691</text:p>
          </table:table-cell>
        </table:table-row>
        <table:table-row table:style-name="ro1">
          <table:table-cell office:value-type="string" calcext:value-type="string">
            <text:p>Lakshadweep</text:p>
          </table:table-cell>
          <table:table-cell table:number-columns-repeated="9" office:value-type="string" calcext:value-type="string">
            <text:p>NA</text:p>
          </table:table-cell>
          <table:table-cell table:formula="of:=SUM([.G35:.J35])" office:value-type="float" office:value="0" calcext:value-type="float">
            <text:p>0</text:p>
          </table:table-cell>
          <table:table-cell table:number-columns-repeated="4" office:value-type="string" calcext:value-type="string">
            <text:p>NA</text:p>
          </table:table-cell>
          <table:table-cell table:formula="of:=SUM([.L35:.O3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ndicherry</text:p>
          </table:table-cell>
          <table:table-cell office:value-type="float" office:value="215" calcext:value-type="float">
            <text:p>21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SUM([.B36:.E36])" office:value-type="float" office:value="219" calcext:value-type="float">
            <text:p>219</text:p>
          </table:table-cell>
          <table:table-cell office:value-type="float" office:value="3754" calcext:value-type="float">
            <text:p>3754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table:formula="of:=SUM([.G36:.J36])" office:value-type="float" office:value="3809" calcext:value-type="float">
            <text:p>3809</text:p>
          </table:table-cell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L36:.O36])" office:value-type="float" office:value="418" calcext:value-type="float">
            <text:p>418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458341" calcext:value-type="float">
            <text:p>2458341</text:p>
          </table:table-cell>
          <table:table-cell office:value-type="float" office:value="959576" calcext:value-type="float">
            <text:p>959576</text:p>
          </table:table-cell>
          <table:table-cell table:number-columns-repeated="2"/>
          <table:table-cell table:formula="of:=SUM([.B37:.E37])" office:value-type="float" office:value="3417917" calcext:value-type="float">
            <text:p>3417917</text:p>
          </table:table-cell>
          <table:table-cell office:value-type="float" office:value="1780754" calcext:value-type="float">
            <text:p>1780754</text:p>
          </table:table-cell>
          <table:table-cell office:value-type="float" office:value="3210543" calcext:value-type="float">
            <text:p>3210543</text:p>
          </table:table-cell>
          <table:table-cell table:number-columns-repeated="2"/>
          <table:table-cell table:formula="of:=SUM([.G37:.J37])" office:value-type="float" office:value="4991297" calcext:value-type="float">
            <text:p>4991297</text:p>
          </table:table-cell>
          <table:table-cell office:value-type="float" office:value="104309" calcext:value-type="float">
            <text:p>10430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L37:.O37])" office:value-type="float" office:value="104309" calcext:value-type="float">
            <text:p>104309</text:p>
          </table:table-cell>
        </table:table-row>
        <table:table-row table:style-name="ro1">
          <table:table-cell/>
          <table:table-cell table:formula="of:=SUM([.B2:.B36])" office:value-type="float" office:value="2458341" calcext:value-type="float">
            <text:p>2458341</text:p>
          </table:table-cell>
          <table:table-cell table:formula="of:=SUM([.C2:.C36])" office:value-type="float" office:value="959576" calcext:value-type="float">
            <text:p>959576</text:p>
          </table:table-cell>
          <table:table-cell table:number-columns-repeated="2"/>
          <table:table-cell table:formula="of:=SUM([.F2:.F36])" office:value-type="float" office:value="3417917" calcext:value-type="float">
            <text:p>3417917</text:p>
          </table:table-cell>
          <table:table-cell table:formula="of:=SUM([.G2:.G36])" office:value-type="float" office:value="1780754" calcext:value-type="float">
            <text:p>1780754</text:p>
          </table:table-cell>
          <table:table-cell table:formula="of:=SUM([.H2:.H36])" office:value-type="float" office:value="3210543" calcext:value-type="float">
            <text:p>3210543</text:p>
          </table:table-cell>
          <table:table-cell table:number-columns-repeated="2"/>
          <table:table-cell table:formula="of:=SUM([.K2:.K36])" office:value-type="float" office:value="4991297" calcext:value-type="float">
            <text:p>4991297</text:p>
          </table:table-cell>
          <table:table-cell table:formula="of:=SUM([.L2:.L36])" office:value-type="float" office:value="104309" calcext:value-type="float">
            <text:p>104309</text:p>
          </table:table-cell>
          <table:table-cell table:formula="of:=SUM([.M2:.M36])" office:value-type="float" office:value="0" calcext:value-type="float">
            <text:p>0</text:p>
          </table:table-cell>
          <table:table-cell table:number-columns-repeated="2"/>
          <table:table-cell table:formula="of:=SUM([.P2:.P36])" office:value-type="float" office:value="104309" calcext:value-type="float">
            <text:p>1043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3">00/00/0000</text:date>, <text:time style:data-style-name="N2" text:time-value="0000-00-00T13:31:35.4834518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</meta:initial-creator>
    <meta:creation-date>2015-06-22T14:41:04.622790248</meta:creation-date>
    <dc:date>2015-06-23T13:31:41.432062100</dc:date>
    <dc:creator>simon </dc:creator>
    <meta:editing-duration>PT43M25S</meta:editing-duration>
    <meta:editing-cycles>7</meta:editing-cycles>
    <meta:generator>LibreOffice/4.1.6.2$Linux_X86_64 LibreOffice_project/410$Build-2</meta:generator>
    <meta:document-statistic meta:table-count="1" meta:cell-count="352" meta:object-count="0"/>
  </office:meta>
</office:document-meta>
</file>